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a52b" officeooo:paragraph-rsid="00092a03"/>
    </style:style>
    <style:style style:name="P2" style:family="paragraph" style:parent-style-name="Standard">
      <style:paragraph-properties fo:text-align="center" style:justify-single-word="false"/>
      <style:text-properties officeooo:rsid="0007a52b" officeooo:paragraph-rsid="00092a03"/>
    </style:style>
    <style:style style:name="P3" style:family="paragraph" style:parent-style-name="Standard">
      <style:text-properties officeooo:rsid="0007a52b" officeooo:paragraph-rsid="0007a52b"/>
    </style:style>
    <style:style style:name="P4" style:family="paragraph" style:parent-style-name="Standard">
      <style:paragraph-properties fo:text-align="center" style:justify-single-word="false"/>
      <style:text-properties fo:font-size="22pt" fo:font-weight="bold" officeooo:rsid="0007a52b" officeooo:paragraph-rsid="00092a03" style:font-size-asian="22pt" style:font-weight-asian="bold" style:font-size-complex="22pt" style:font-weight-complex="bold"/>
    </style:style>
    <style:style style:name="P5" style:family="paragraph" style:parent-style-name="Standard">
      <style:text-properties officeooo:rsid="00092a03" officeooo:paragraph-rsid="00092a03"/>
    </style:style>
    <style:style style:name="P6" style:family="paragraph" style:parent-style-name="Standard">
      <style:paragraph-properties fo:text-align="center" style:justify-single-word="false"/>
      <style:text-properties officeooo:rsid="00092a03" officeooo:paragraph-rsid="00092a03"/>
    </style:style>
    <style:style style:name="P7" style:family="paragraph" style:parent-style-name="Standard">
      <style:paragraph-properties fo:text-align="center" style:justify-single-word="false"/>
      <style:text-properties fo:font-size="26pt" officeooo:rsid="00092a03" officeooo:paragraph-rsid="00092a03" style:font-size-asian="26pt" style:font-size-complex="26pt"/>
    </style:style>
    <style:style style:name="P8" style:family="paragraph" style:parent-style-name="Standard">
      <style:paragraph-properties fo:text-align="center" style:justify-single-word="false"/>
      <style:text-properties fo:color="#c9211e" fo:font-size="40pt" officeooo:rsid="00092a03" officeooo:paragraph-rsid="00092a03" style:font-size-asian="40pt" style:font-size-complex="40pt"/>
    </style:style>
    <style:style style:name="T1" style:family="text">
      <style:text-properties officeooo:rsid="00092a03"/>
    </style:style>
    <style:style style:name="T2" style:family="text">
      <style:text-properties fo:font-size="14pt" fo:font-weight="bold" style:font-size-asian="14pt" style:font-weight-asian="bold" style:font-size-complex="14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onjour et bienvenu sur notre Arcade</text:p>
      <text:p text:style-name="P1"/>
      <text:p text:style-name="P1"/>
      <text:p text:style-name="P2"><text:span text:style-name="T1">Nous allons vous proposer plusieurs jeu sur différentes librairies. Le but est simple et nous allons vous expliquez les règles.</text:span></text:p>
      <text:p text:style-name="P1"/>
      <text:p text:style-name="P1"/>
      <text:p text:style-name="P7">Règle du jeu :</text:p>
      <text:p text:style-name="P5"/>
      <text:p text:style-name="P6"><text:span text:style-name="T2">NIBLER </text:span>: L’un des tout premier jeu mobile au monde, il est à la fois simple et amusant. Le but est simple. Vous avez un serpent sur une map, et l’objectif est de lui faire manger chaque cerise qu’il verra sur la map. Chaque fois qu’il en mangera une, il se verra grossir. Attention, à force de grossir et s’allonger, faites en sorte de ne pas vous coincez car vous ne pourrais plus vous démêlez ce qui vous fera perdre la partie. Evitez également les murs et les coins, car cela vous fera perdre également la partie. Alors maintenant, à vous de jouer !!!</text:p>
      <text:p text:style-name="P6"/>
      <text:p text:style-name="P6"><text:span text:style-name="T2">PACMAN </text:span>: Nous avons la un jeu un peu plus complexe que le nibbler mais tout aussi amusant. L’objectif est le suivant : Vous serez sur une map rempli de nourriture et l’objectif est de manger tout ce qu’il se trouve dessus. Attention tout de même à ne pas vous faire manger. En effet, il se trouve que 4 monstres va essayer de vous manger et de faire en sorte de vous faire perdre. Une fois la nourriture complètement mangé, vous gagnerez la partie. Il est possible de trouver sur la map des boosts qui vous permettront pendant 10 secondes d’être invisible et de manger les monstres que vous croiserez. Alors maintenant, à vous de jouer et bonne chance !!!</text:p>
      <text:p text:style-name="P3"/>
      <text:p text:style-name="P3"/>
      <text:p text:style-name="P3"/>
      <text:p text:style-name="P7">Commande :</text:p>
      <text:p text:style-name="P7"/>
      <text:p text:style-name="P7">Z : <text:tab/>Aller tout droit</text:p>
      <text:p text:style-name="P7">Q :<text:tab/><text:tab/>Aller à gauche </text:p>
      <text:p text:style-name="P7">S :<text:tab/><text:tab/>Aller en bas <text:s text:c="4"/></text:p>
      <text:p text:style-name="P7">D :<text:tab/><text:tab/>Aller à droite <text:s text:c="2"/></text:p>
      <text:p text:style-name="P3"><text:s/></text:p>
      <text:p text:style-name="P3"/>
      <text:p text:style-name="P3"/>
      <text:p text:style-name="P3"/>
      <text:p text:style-name="P8">BONNE CHANC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4T17:13:53.104477641</meta:creation-date>
    <meta:editing-duration>PT5S</meta:editing-duration>
    <meta:editing-cycles>2</meta:editing-cycles>
    <meta:generator>LibreOffice/6.4.6.2$Linux_X86_64 LibreOffice_project/40$Build-2</meta:generator>
    <dc:date>2021-05-14T17:29:56.550998753</dc:date>
    <meta:document-statistic meta:table-count="0" meta:image-count="0" meta:object-count="0" meta:page-count="1" meta:paragraph-count="12" meta:word-count="279" meta:character-count="1498" meta:non-whitespace-character-count="1216"/>
  </office:meta>
</office:document-meta>
</file>